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8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de Sola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21</text:p>
      <text:p text:style-name="P2">Date (derived from Gregorian calendar)<text:tab/>2 January 1861</text:p>
      <text:p text:style-name="P2">Month<text:tab/><text:tab/><text:tab/><text:tab/><text:tab/><text:tab/>January</text:p>
      <text:p text:style-name="P2">Year<text:tab/><text:tab/><text:tab/><text:tab/><text:tab/><text:tab/>1861</text:p>
      <text:p text:style-name="P2">Hebrew Date<text:tab/><text:tab/><text:tab/><text:tab/><text:tab/></text:p>
      <text:p text:style-name="P2">Undated</text:p>
      <text:p text:style-name="P2">City<text:tab/><text:tab/><text:tab/><text:tab/><text:tab/><text:tab/>Montreal</text:p>
      <text:p text:style-name="P2">State<text:tab/><text:tab/><text:tab/><text:tab/><text:tab/><text:tab/>Quebec<text:tab/> <text:s text:c="2"/><text:tab/><text:tab/><text:tab/><text:tab/></text:p>
      <text:p text:style-name="P2">Country<text:tab/><text:tab/><text:tab/><text:tab/><text:tab/>Canad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Montreal 2d January 5621./</text:p>
      <text:p text:style-name="P2">My dear Sir--/</text:p>
      <text:p text:style-name="P2"><text:tab/>It has been from no/ want of appreciation of your/ kindness in writing me the/ acceptable words of condolence/ you did, that I have not/ sooner thanked you for them./ <text:s/>My loss has been no ordinary/ loss. <text:s/>In very truth he was/ the best of parents—and a man of/ such thorough and varied/ learning that were I not his/ son I must have revered him/ knowing him as well as I did./ <text:s/>His meekness and retiringness/ caused the world to know not/ a tithe of his excellence; but/</text:p>
      <text:p text:style-name="P2"/>
      <text:p text:style-name="P2">[Page 2]</text:p>
      <text:p text:style-name="P2"><text:span text:style-name="T1">the extraordinary respect and/ grief manifested by the London/ Jewish community sephardim/ ashkenazim and Reformers/ showed &amp; this is my consolation—all </text:span><text:span text:style-name="T2">loved</text:span><text:span text:style-name="T3">/ him all respected him—and/ in my most intense grief as/ in my calmer hours I had/ the fullest assurance—an/ assurance and confidence so/ complete that I bless God for/ it and receive it as his merciful/ utterings, and that is my/ </text:span><text:soft-page-break/><text:span text:style-name="T3">revered beloved father is enjoying/ that state which he entreated/ from on high so often for others/ and that he is now resting/ [Hebrew]/ [Hebrew]/</text:span></text:p>
      <text:p text:style-name="P5"/>
      <text:p text:style-name="P5">[Page 3]</text:p>
      <text:p text:style-name="P5"><text:tab/>Thank God, his widow and/ family have found warm sympathising[sic]/ friends, and I believe it is contemplated/ to place my brother Saml in/ the office of assistant Hazan./ <text:s/>He has been in training for the/ Ministry for some years, and/ obtained highest honors at the/ “Jews College./</text:p>
      <text:p text:style-name="P5"><text:tab/>Pray express Mrs De Sola's/ and my kindest greetings to/ Mrs Morais and believe me/</text:p>
      <text:p text:style-name="P5"><text:tab/><text:tab/>My dear sir/</text:p>
      <text:p text:style-name="P5"><text:tab/><text:tab/><text:tab/>Your's very truly/</text:p>
      <text:p text:style-name="P5"><text:tab/><text:tab/><text:tab/>Abraham de Sola/</text:p>
      <text:p text:style-name="P5">The Rev. S. Morais/</text:p>
      <text:p text:style-name="P5"><text:tab/>&amp;c &amp;c &amp;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3:13:05</meta:creation-date>
    <dc:date>2011-12-12T13:04:58.11</dc:date>
    <dc:language>en-US</dc:language>
    <meta:editing-cycles>3</meta:editing-cycles>
    <meta:editing-duration>PT00H09M38S</meta:editing-duration>
    <dc:creator>Penn Libraries</dc:creator>
    <meta:document-statistic meta:table-count="0" meta:image-count="0" meta:object-count="0" meta:page-count="3" meta:paragraph-count="74" meta:word-count="441" meta:character-count="2803"/>
    <meta:user-defined meta:name="Info 1"/>
    <meta:user-defined meta:name="Info 2"/>
    <meta:user-defined meta:name="Info 3"/>
    <meta:user-defined meta:name="Info 4"/>
  </office:meta>
</office:document-meta>
</file>